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de76" officeooo:paragraph-rsid="0010de76"/>
    </style:style>
    <style:style style:name="P2" style:family="paragraph" style:parent-style-name="Standard">
      <style:paragraph-properties fo:text-align="center" style:justify-single-word="false"/>
      <style:text-properties fo:font-size="18pt" officeooo:rsid="0010de76" officeooo:paragraph-rsid="0010de76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mon.hs</text:p>
      <text:p text:style-name="P1"/>
      <text:p text:style-name="P1">module Common where</text:p>
      <text:p text:style-name="P1"></text:p>
      <text:p text:style-name="P1"><text:s text:c="2"/>-- Comandos interactivos o de archivos</text:p>
      <text:p text:style-name="P1"><text:s text:c="2"/>data Stmt i = Def String i <text:s text:c="10"/>-- <text:s/>Declarar un nuevo identificador x, let x = t</text:p>
      <text:p text:style-name="P1"><text:s text:c="14"/>| Eval i <text:s text:c="16"/>-- <text:s/>Evaluar el término</text:p>
      <text:p text:style-name="P1"><text:s text:c="4"/>deriving (Show)</text:p>
      <text:p text:style-name="P1"><text:s text:c="2"/></text:p>
      <text:p text:style-name="P1"><text:s text:c="2"/>instance Functor Stmt where</text:p>
      <text:p text:style-name="P1"><text:s text:c="4"/>fmap f (Def s i) = Def s (f i)</text:p>
      <text:p text:style-name="P1"><text:s text:c="4"/>fmap f (Eval i) <text:s/>= Eval (f i)</text:p>
      <text:p text:style-name="P1"></text:p>
      <text:p text:style-name="P1"><text:s text:c="2"/>-- Tipos de los nombres</text:p>
      <text:p text:style-name="P1"><text:s text:c="2"/>data Name</text:p>
      <text:p text:style-name="P1"><text:s text:c="5"/>= <text:s/>Global <text:s/>String</text:p>
      <text:p text:style-name="P1"><text:s text:c="5"/>| <text:s/>Quote <text:s text:c="2"/>Int </text:p>
      <text:p text:style-name="P1"><text:s text:c="4"/>deriving (Show, Eq)</text:p>
      <text:p text:style-name="P1"></text:p>
      <text:p text:style-name="P1"><text:s text:c="2"/>-- EntornosLVar String</text:p>
      <text:p text:style-name="P1"><text:s text:c="2"/>type NameEnv v t = [(Name, (v, t))]</text:p>
      <text:p text:style-name="P1"></text:p>
      <text:p text:style-name="P1"><text:s text:c="2"/>-- Tipo de los tipos</text:p>
      <text:p text:style-name="P1"><text:s text:c="2"/>data Type = Base </text:p>
      <text:p text:style-name="P1"><text:s text:c="12"/>| Fun Type Type</text:p>
      <text:p text:style-name="P1"><text:s text:c="12"/>| TUnit</text:p>
      <text:p text:style-name="P1"><text:s text:c="12"/>| TPar Type Type</text:p>
      <text:p text:style-name="P1"><text:s text:c="12"/>| TNat </text:p>
      <text:p text:style-name="P1"><text:s text:c="12"/>deriving (Show, Eq)</text:p>
      <text:p text:style-name="P1"><text:s text:c="2"/></text:p>
      <text:p text:style-name="P1"><text:s text:c="2"/>-- Términos con nombres</text:p>
      <text:p text:style-name="P1"><text:s text:c="2"/>data LamTerm <text:s/>= <text:s/>LVar String</text:p>
      <text:p text:style-name="P1"><text:s text:c="16"/>| <text:s/>Abs String Type LamTerm</text:p>
      <text:p text:style-name="P1"><text:s text:c="16"/>| <text:s/>App LamTerm LamTerm</text:p>
      <text:p text:style-name="P1"><text:s text:c="14"/></text:p>
      <text:p text:style-name="P1"><text:s text:c="16"/>| <text:s/>LetIn String LamTerm LamTerm</text:p>
      <text:p text:style-name="P1"><text:s text:c="16"/>| <text:s/>Asc LamTerm Type</text:p>
      <text:p text:style-name="P1"><text:s text:c="16"/>| <text:s/>LUnit</text:p>
      <text:p text:style-name="P1"><text:s text:c="16"/>| <text:s/>Par LamTerm LamTerm</text:p>
      <text:p text:style-name="P1"><text:s text:c="16"/>| <text:s/>Pri LamTerm</text:p>
      <text:p text:style-name="P1"><text:s text:c="16"/>| <text:s/>Seg LamTerm</text:p>
      <text:p text:style-name="P1"><text:s text:c="16"/>| <text:s/>Cero</text:p>
      <text:p text:style-name="P1"><text:s text:c="16"/>| <text:s/>Succ LamTerm</text:p>
      <text:p text:style-name="P1"><text:s text:c="16"/>| <text:s/>Rec LamTerm LamTerm LamTerm</text:p>
      <text:p text:style-name="P1"><text:s text:c="16"/>deriving (Show, Eq)</text:p>
      <text:p text:style-name="P1"></text:p>
      <text:p text:style-name="P1"></text:p>
      <text:p text:style-name="P1"><text:s text:c="2"/>-- Términos localmente sin nombres</text:p>
      <text:p text:style-name="P1"><text:s text:c="2"/>data Term <text:s/>= Bound Int</text:p>
      <text:p text:style-name="P1"><text:s text:c="13"/>| Free Name </text:p>
      <text:p text:style-name="P1"><text:s text:c="13"/>| Term :@: Term</text:p>
      <text:p text:style-name="P1"><text:s text:c="13"/>| Lam Type Term</text:p>
      <text:p text:style-name="P1"><text:soft-page-break/><text:s text:c="12"/></text:p>
      <text:p text:style-name="P1"><text:s text:c="13"/>| Let Term Term </text:p>
      <text:p text:style-name="P1"><text:s text:c="13"/>| As Term Type</text:p>
      <text:p text:style-name="P1"><text:s text:c="13"/>| Unit</text:p>
      <text:p text:style-name="P1"><text:s text:c="13"/>| Pair Term Term</text:p>
      <text:p text:style-name="P1"><text:s text:c="13"/>| Fst Term</text:p>
      <text:p text:style-name="P1"><text:s text:c="13"/>| Snd Term</text:p>
      <text:p text:style-name="P1"><text:s text:c="13"/>| Zero</text:p>
      <text:p text:style-name="P1"><text:s text:c="13"/>| Suc Term</text:p>
      <text:p text:style-name="P1"><text:s text:c="13"/>| R Term Term Term</text:p>
      <text:p text:style-name="P1"><text:s text:c="10"/>deriving (Show, Eq)</text:p>
      <text:p text:style-name="P1"></text:p>
      <text:p text:style-name="P1"><text:s text:c="2"/>-- Valores</text:p>
      <text:p text:style-name="P1"><text:s text:c="2"/>data Value = VLam Type Term </text:p>
      <text:p text:style-name="P1"><text:s text:c="13"/>| VUnit </text:p>
      <text:p text:style-name="P1"><text:s text:c="13"/>| VPar Value Value</text:p>
      <text:p text:style-name="P1"><text:s text:c="13"/>| NV Nv</text:p>
      <text:p text:style-name="P1"><text:s text:c="13"/></text:p>
      <text:p text:style-name="P1"><text:s text:c="2"/>data Nv = V0</text:p>
      <text:p text:style-name="P1"><text:s text:c="10"/>| VSuc Nv <text:s text:c="9"/></text:p>
      <text:p text:style-name="P1"><text:s text:c="13"/></text:p>
      <text:p text:style-name="P1"></text:p>
      <text:p text:style-name="P1"></text:p>
      <text:p text:style-name="P1"></text:p>
      <text:p text:style-name="P1"><text:s text:c="2"/>-- Contextos del tipado</text:p>
      <text:p text:style-name="P1"><text:s text:c="2"/>type Context = [Typ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9:32:14.986022408</meta:creation-date>
    <dc:date>2014-10-08T19:33:05.319116443</dc:date>
    <meta:editing-duration>P0D</meta:editing-duration>
    <meta:editing-cycles>1</meta:editing-cycles>
    <meta:document-statistic meta:table-count="0" meta:image-count="0" meta:object-count="0" meta:page-count="2" meta:paragraph-count="77" meta:word-count="247" meta:character-count="1861" meta:non-whitespace-character-count="936"/>
    <meta:generator>LibreOffice/4.1.2.3$Linux_X86_64 LibreOffice_project/410m0$Build-3</meta:generator>
  </office:meta>
</office:document-meta>
</file>